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brigada!</text:h>
      <text:p text:style-name="First_20_line_20_indent">Um organizador revolucionário da base sabe em seus oficios políticos que a unidade é essencial para ganhar demanda — pão-e-manteiga ou vida-e-morte. O pensamento e a ação política efetiva são naturalmente sociais, um produto do trabalho de muitos.  Respeito pelo poder do trabalho coletivo mantém os ativistas “do lado certo”.
</text:p>
      <text:p text:style-name="First_20_line_20_indent">Como o trabalhador comunista que se voluntariou para pesquisar esses artigos, documentar os fatos e escrever eles, eu tive muita ajuda.
</text:p>
      <text:p text:style-name="First_20_line_20_indent">Primeiramente e principalmente, esse livro não teria sido possível sem a liderança política de Teresa Gutierrez — co-fundadora do Comitê Nacional para Libertar os Cinco Cubanos e fundadora do Comitê de Nova York para Libertar os Cinco Cubanos.
</text:p>
      <text:p text:style-name="First_20_line_20_indent">Lal Roohk fez o design da capa. No futuro, e com mais ajuda, esse artigo será gravado como um podcast em www.workers.org.</text:p>
      <text:p text:style-name="First_20_line_20_indent">Lavender &amp; Red editors LeiLani Dowell e Deirdre Griswold dedicaram-se com uma meticulosa atenção política nessa série de artigos. Rebeca Toledo, Shelley Ettinger e Bob McCubbin — membros de longa data do Workers World Party's Lesbian/Gay/Bi/Trans Caucus — contribuíram com sua inteligência como leitores políticos. Bob McCubbin e Minnie Bruce Pratt revisaram com cuidado. Monica Moorehead, Naomi Cohen, Fred Goldstein, Gary Wilson, Lal Roohk e John Catalinotto adicionaram perspectiva para alguns artigos específicos dessa compilação. Meus agradecimentos para Sara Flounders pela assistência na organização do início ao fim e para Kathy Durkin pela angariação de fundos. Agradeço a Janet Mayespor ter criado o índice.</text:p>
      <text:p text:style-name="First_20_line_20_indent"> E obrigado a todos que sustentaram essa série com fatos e feedback, discussões políticas e organização, incluindo: Sharon Ayling, Sara Catalinotto, Sue Davis, Julius Dykes, Sharon Eolis, Marsha Goldberg, Sue Harris, Imani Henry, Beverly Heistand, Berta Joubert-Ceci, Larry Holmes, Michael Kramer, Cheryl LaBash, Dustin Langley, Marge Maloney, Milt Neidenberg, Rosemary Neidenberg, Frank Neisser, Andre Powell, Arturo J. Pérez Saad, Gerry Scoppettuolo e Maggie Vascassenno.</text:p>
      <text:p text:style-name="First_20_line_20_indent"> Agradeço ao trabalho voluntário de todos aqueles que em conjunto, trabalharam para produzir o jornal revolucionário que foi publicado por quase meio século nos EUA, incluindo os revisores noturnos e todos aqueles que estudaram as regulações postais, endereçaram e enviaram os jornais, postaram as edições atuais na internet, e deixaram pacotes em cafeterias e delicatessens.</text:p>
      <text:p text:style-name="First_20_line_20_indent"> Um obrigado especial aos leitores do jornal <text:span text:style-name="T1">Workers World</text:span> que mandaram perguntas e mensagens eloquentes sobre o impacto da série Lavender &amp; Red em seu posicionamento político. </text:p>
      <text:p text:style-name="First_20_line_20_indent">Eu agora tenho uma dívida histórica de gratidão para Sam Marcy, fundador do Partido dos Trabalhadores do Mundo em 1959 e o líder do partido, Dorothy “Dotty” Ballan.</text:p>
      <text:p text:style-name="First_20_line_20_indent"> Como uma marxista que analizou e escreveu no calor do conflito, Marcy fez uma contribuição historica construindo uma organização comunista revolucionario que entende a necessidade de lutar contra a opressão anti-gay e anti-trans.</text:p>
      <text:p text:style-name="First_20_line_20_indent">Dorothy Ballan moldou gerações de comunistas que entendem que a luta contra mulheres e opressão sexual é uma importante pauta na luta revolucionária.  Ballan quebrou o sistema repressivo de grades de trabalho para as trabalhadoras em Westinghouse em Cheektowaga, no norte de Nova York. Como resultado, ela se tornou a primeira mulher a operar uma prensa perfuradora em toda a história da indústria elétrica norte-americana. 
 electrical industry.</text:p>
      <text:p text:style-name="First_20_line_20_indent">Os Segmentos 78-85 da série Lavender &amp; Red em www.workers.org dá uma olhada mais de perto em como Marcy e Ballan ajudaram a desenvolver a discussão e a educação interna do Partido dos Trabalhadores do Mundo.
</text:p>
      <text:p text:style-name="First_20_line_20_indent">Taken together, all those I've named — and many others to whom I still owe a hand shake — are from many nationalities, who speak different mother tongues; some born in countries around the globe; some born in the U.S. Their ages represent a span of more than half a century. Eles representam um espectro de sexualidades, expressões de gênero e sexos.</text:p>
      <text:p text:style-name="First_20_line_20_indent">De uma visão panorâmica, esses que trabalharam juntos para trazer esse livro para suas mãos, já falam muito sobre o Partido dos Trabalhadores do Mundo.</text:p>
      <text:p text:style-name="First_20_line_20_indent">Agradeço calorosamente a Barbara Smith — uma respeitada ativista e historiadora negra e lesbica com anos de experiência — por ter contribuído com a nossa poderosa foto de capa, que ela tirou na celebração comunista do Dia do Trabalho em Havana, em 1995. Também agradeço a cada um dos fotógrafos que doaram suas imagens para esse livro, incluindo  G. Dunkel, Margaret “Peggy” Gilpin, Liz Green, Teresa Gutierrez, Walter Lippmann, Sonja de Vries e Roberto J. Mercado; e a Yamila Azize-Vargas por contribuir de sua coleção pessoal com uma importante fotografia histórica de Luisa Capetillo.</text:p>
      <text:p text:style-name="First_20_line_20_indent">Por fim, mas não menos importante, agradeço profundamente aqueles que contribuíram de outras formas — doando seus pagamentos semanais, rendas fixas e economias — para imprimir, colar, encadernar e distribuir esse livro, como uma arma empunhada contra as propaganda da mídia mega-monopolizadas. Eles são:</text:p>
      <text:p text:style-name="First_20_line_20_indent"><text:span text:style-name="T1">Apoiadores:</text:span> Susan Elizabeth Davis, em amorosa memória de Bill Haislip e Marshall Yates; Lal Roohk; Gary Schaefer; Charles Twist; Gary Wilson.</text:p>
      <text:p text:style-name="First_20_line_20_indent"><text:span text:style-name="T1">Doadores:</text:span> Gray Anderson; Mike Eilenfeldt; Sara Flounders; Mike Gimbel; Deirdre Griswold, em memória do camarada Henri Nereaux; Andre Powell, em memória de William Mena e compañero Raoul; Minnie Bruce Pratt; Bill Sacks, Katy Rosen, Emma Sacks, e Malcolm Sacks; Joe Yuskaitis.</text:p>
      <text:p text:style-name="First_20_line_20_indent"><text:span text:style-name="T1">Amigos:</text:span> Sharon Ayling, em memória de Bill Haislip; Sharon Black; George Bollag; Lee Booth; Philip Booth; Lillian Carney; Joyce Chediac e Paul Wilcox, em memória de John Crofford; Meg Barden Cline; Naomi Cohen, Lila Goldstein, e Fred Goldstein, em memória de Rachel Nasca; Heather Cottin; Lawrence Daley; Dave Davis; Angel Dobrow; Bob Dobrow; Sharon Eolis, em amorosa memória de Dorothy Ballan; Irving Fierstein; Sherry Finkelman; Peter Fiorentino; F.I.S.T.  (Lute contra o imperialismo, fique juntos); Mike Gill; Marsha Goldberg e Caro Torrez; Martha Grevatt e Dian Killian; Larry Hales; Jesse Lokahi Heiwa; Imani Henry; Beverly Hiestand; Centro de Ação Internacional, San Diego; Nina Howes; Sue Kelly; Kathryn Kent; Larry Klein; Linden P. Martineau; Janet Mayes, em memória de Ellen Andors; Bob McAllister; Bob McCubbin, em memória de Ronnie Burk; Jeanette Merrill, em memória de Ed Merrill; Rosario Morales e Dick Levins, em memória de Rachel Nasca; Jim Morgan; Anya Mukarji-Connolly; Reza Namdar; Lyn Neeley; Milt Neidenberg; Rosemary Neidenberg; Frank Neisser, em amorosa memória de Richard Newkirk; Susan Rotgard; Gloria Rubac, Houston Workers World e Houston Cuba Solidarity Committee; Ariel Ruiz; Brenda Sandburg; Susan Schnur e Sharon Danann; Gerry Scoppettuolo; Carrie Singleton, em memória de Louise Merrill; Deirdre Sinnott; Harry Staley; Helen Staley; Allen Strasburger; Jim Wallace; Benjamin Weaver; Martha Weisman e Bill Hagel; Rede de Resistência de Mulheres/Boston, em amorosa memória de Rachel Nasca.</text:p>
      <text:p text:style-name="First_20_line_20_indent">E trabalhadores do Mundo, filial de Atlanta, em memória de Jim Harlow; Baltimore; Boston; Buffalo; Chicago; Cleveland; Denver; Detroit; Houston; Los Angeles; Philadelphia, em memória do camarada William Mena; San Diego; San Francisco, em memória de Louise Merrill; e Washington, D.C.</text:p>
      <text:p text:style-name="First_20_line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rigada!</dc:title>
    <dc:date>2023-04-18T14:06:43.643527367</dc:date>
    <dc:creator>Daniel Garcia</dc:creator>
    <meta:editing-duration>P0D</meta:editing-duration>
    <meta:editing-cycles>1</meta:editing-cycles>
    <meta:document-statistic meta:table-count="0" meta:image-count="0" meta:object-count="0" meta:paragraph-count="21" meta:word-count="1060" meta:character-count="6941" meta:non-whitespace-character-count="5892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